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Pointer.getImmediate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riptablePointe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ablePointer.ScriptablePointer( NodePointer parent , QName name , Script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Pointer.getProperty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Pointer.getLeng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Pointer.ScriptablePointer( QName name , Scriptable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